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7a45" officeooo:paragraph-rsid="00127a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unde registriert sich</text:p>
      <text:p text:style-name="P1">- sind vorname und nachname noch nicht vergeben , kommen keine sonderzeichen oder Zahlen drinne vor</text:p>
      <text:p text:style-name="P1"/>
      <text:p text:style-name="P1">Admin erstellt Wohnung</text:p>
      <text:p text:style-name="P1">- der Preis muss ueber 1 € liegen, die Wohung muss mindestens 10qm groß sein</text:p>
      <text:p text:style-name="P1"/>
      <text:p text:style-name="P1">Kunde loggt sich ein</text:p>
      <text:p text:style-name="P1"/>
      <text:p text:style-name="P1">Kunde laesst sich alle Wohnungen anzeigen</text:p>
      <text:p text:style-name="P1">- Alle wohnungen aus dem Katalog werden angezeigt</text:p>
      <text:p text:style-name="P1"/>
      <text:p text:style-name="P1">Kunde sucht nach freien Wohnungen zwichen x und y</text:p>
      <text:p text:style-name="P1">- Es darf nicht in der vergangenheit sein, nicht heute</text:p>
      <text:p text:style-name="P1">- Ist das datum korrekt (nicht korrekt 40.50.1997)</text:p>
      <text:p text:style-name="P1">- Welche Wohnungen sind frei</text:p>
      <text:p text:style-name="P1"/>
      <text:p text:style-name="P1">Kunde bucht die Wohnung</text:p>
      <text:p text:style-name="P1">- Wie lange bucht er sie (Rabatt ja oder nein) Preis</text:p>
      <text:p text:style-name="P1"/>
      <text:p text:style-name="P1">Kunde storniert die Buchung</text:p>
      <text:p text:style-name="P1">-Darf nicht 1 tag vor eigentlicher buchung storniert werden oder nachdem der Zeitraum vorbei ist</text:p>
      <text:p text:style-name="P1">- Der Kunde muss sie auch gebucht haben</text:p>
      <text:p text:style-name="P1"/>
      <text:p text:style-name="P1">Admin loescht die Wohnung</text:p>
      <text:p text:style-name="P1">- Die Wohnung darf keine Buchungen mehr enthalt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13:50:51.299621511</meta:creation-date>
    <dc:date>2017-04-10T14:02:23.240271231</dc:date>
    <meta:editing-duration>PT11M32S</meta:editing-duration>
    <meta:editing-cycles>1</meta:editing-cycles>
    <meta:document-statistic meta:table-count="0" meta:image-count="0" meta:object-count="0" meta:page-count="1" meta:paragraph-count="18" meta:word-count="141" meta:character-count="821" meta:non-whitespace-character-count="698"/>
    <meta:generator>LibreOffice/5.0.6.2$Linux_X86_64 LibreOffice_project/00m0$Build-2</meta:generator>
  </office:meta>
</office:document-meta>
</file>